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JERCICIOS SOBRE VIRTUALIZACIÓN DE SSOO<text:s/>TIPO 2</text:p>
      <text:p text:style-name="P2"/>
      <text:p text:style-name="Standard">1) Averiguar para qué sirve el Extension Pack de Virtualbox</text:p>
      <text:p text:style-name="Standard"/>
      <text:p text:style-name="Standard">2) Averigua qué novedades vienen en la nueva<text:s/>versión de Vmware Workstation 15<text:s/>que<text:s/>acaba de salir al mercado y las diferencias entre la edición pro y player.</text:p>
      <text:p text:style-name="Standard"/>
      <text:p text:style-name="Standard">3) Averiguar qué son los servicios virtualizados en Virtualbox</text:p>
      <text:p text:style-name="Standard"/>
      <text:p text:style-name="Standard">4) Investiga la forma de convertir un disco duro .vmdk (originalmente de Vmware) a .vdi (Virtualbox)</text:p>
      <text:p text:style-name="Standard"/>
      <text:p text:style-name="Standard">5) Comprueba cómo se accede a la configuración avanzada de la RED tanto en Virtualbox como Vmware.</text:p>
      <text:p text:style-name="Standard"/>
      <text:p text:style-name="Standard">6) Averiguar qué es un archivo con extensión .vhd</text:p>
      <text:p text:style-name="Standard"/>
      <text:p text:style-name="Standard">7) Comprobar cómo se puede cambiar el directorio dónde se crean las máquinas virtuales por defecto en Virtualbox y Vmware</text:p>
      <text:p text:style-name="Standard"/>
      <text:p text:style-name="Standard">8) Investiga otras opciones de virtualización en Pcs como por ejemplo QEMU, enumera las características principales.</text:p>
      <text:p text:style-name="Standard"/>
      <text:p text:style-name="Standard">9) Averigua cómo acceder de forma remota a las máquinas virtuales tanto en VirtualBox como en Vmware.</text:p>
      <text:p text:style-name="Standard"/>
      <text:p text:style-name="Standard">10) Cómo podrías ver el<text:s/>contenido de un disco virtual .vmdk o .vdi desde fuera de la máquina virtual?</text:p>
      <text:p text:style-name="Standard"/>
      <text:p text:style-name="Standard">11)<text:s/>Averigua si el PC de clase podría correr Hyper-V de Microsof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drid </meta:initial-creator>
    <dc:creator>alumno</dc:creator>
    <meta:creation-date>2014-10-08T14:01:00Z</meta:creation-date>
    <dc:date>2018-10-05T07:05:00Z</dc:date>
    <meta:template xlink:href="Normal" xlink:type="simple"/>
    <meta:editing-cycles>7</meta:editing-cycles>
    <meta:editing-duration>PT600S</meta:editing-duration>
    <meta:document-statistic meta:page-count="1" meta:paragraph-count="2" meta:word-count="168" meta:character-count="1095" meta:row-count="7" meta:non-whitespace-character-count="929"/>
  </office:meta>
</office:document-meta>
</file>